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5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6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716" style:parent-style-name="LO-Normal" style:family="paragraph">
      <style:paragraph-properties fo:margin-bottom="0in" fo:margin-right="-1.1812in"/>
    </style:style>
    <style:style style:name="T717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9730015821O</text:p>
        </text:list-item>
        <text:list-item>
          <text:p text:style-name="P307">BR2480115047342</text:p>
        </text:list-item>
        <text:list-item>
          <text:p text:style-name="P308">BR240245087644U</text:p>
        </text:list-item>
        <text:list-item>
          <text:p text:style-name="P309">BR241888224757C</text:p>
        </text:list-item>
        <text:list-item>
          <text:p text:style-name="P310">BR248165409676Z</text:p>
        </text:list-item>
        <text:list-item>
          <text:p text:style-name="P311">BR248635883025N</text:p>
        </text:list-item>
        <text:list-item>
          <text:p text:style-name="P312">BR240393550588X</text:p>
        </text:list-item>
        <text:list-item>
          <text:p text:style-name="P313">BR2420888412484</text:p>
        </text:list-item>
        <text:list-item>
          <text:p text:style-name="P314">BR246594053613H</text:p>
        </text:list-item>
        <text:list-item>
          <text:p text:style-name="P315">BR240790903048R</text:p>
        </text:list-item>
        <text:list-item>
          <text:p text:style-name="P316">BR246409011570I</text:p>
        </text:list-item>
        <text:list-item>
          <text:p text:style-name="P317">BR248308477093P</text:p>
        </text:list-item>
        <text:list-item>
          <text:p text:style-name="P318">BR244757277149Q</text:p>
        </text:list-item>
        <text:list-item>
          <text:p text:style-name="P319">BR249502451550I</text:p>
        </text:list-item>
        <text:list-item>
          <text:p text:style-name="P320">BR2444946004808</text:p>
        </text:list-item>
        <text:list-item>
          <text:p text:style-name="P321">BR241553947439E</text:p>
        </text:list-item>
        <text:list-item>
          <text:p text:style-name="P322">BR241340637170D</text:p>
        </text:list-item>
        <text:list-item>
          <text:p text:style-name="P323">BR244938683370K</text:p>
        </text:list-item>
        <text:list-item>
          <text:p text:style-name="P324">BR247450011236J</text:p>
        </text:list-item>
        <text:list-item>
          <text:p text:style-name="P325">BR243727294928H</text:p>
        </text:list-item>
        <text:list-item>
          <text:p text:style-name="P326">BR241681267621K</text:p>
        </text:list-item>
        <text:list-item>
          <text:p text:style-name="P327">BR243115863373C</text:p>
        </text:list-item>
        <text:list-item>
          <text:p text:style-name="P328">BR244946933253K</text:p>
        </text:list-item>
        <text:list-item>
          <text:p text:style-name="P329">BR246450845796J</text:p>
        </text:list-item>
        <text:list-item>
          <text:p text:style-name="P330">BR246957267958K</text:p>
        </text:list-item>
        <text:list-item>
          <text:p text:style-name="P331">BR248121105617M</text:p>
        </text:list-item>
        <text:list-item>
          <text:p text:style-name="P332">BR2498365934059</text:p>
        </text:list-item>
        <text:list-item>
          <text:p text:style-name="P333">BR244584127023F</text:p>
        </text:list-item>
        <text:list-item>
          <text:p text:style-name="P334">BR249400293846F</text:p>
        </text:list-item>
        <text:list-item>
          <text:p text:style-name="P335">BR241527277977F</text:p>
        </text:list-item>
        <text:list-item>
          <text:p text:style-name="P336">BR2440258534313</text:p>
        </text:list-item>
        <text:list-item>
          <text:p text:style-name="P337">BR2410601711876</text:p>
        </text:list-item>
        <text:list-item>
          <text:p text:style-name="P338">BR2489771381577</text:p>
        </text:list-item>
        <text:list-item>
          <text:p text:style-name="P339">BR2471960138882</text:p>
        </text:list-item>
        <text:list-item>
          <text:p text:style-name="P340">BR240964844894G</text:p>
        </text:list-item>
        <text:list-item>
          <text:p text:style-name="P341">BR246834776045L</text:p>
        </text:list-item>
        <text:list-item>
          <text:p text:style-name="P342">BR246660530975L</text:p>
        </text:list-item>
        <text:list-item>
          <text:p text:style-name="P343">BR243189187441O</text:p>
        </text:list-item>
        <text:list-item>
          <text:p text:style-name="P344">BR243271494558L</text:p>
        </text:list-item>
        <text:list-item>
          <text:p text:style-name="P345">BR246198276121R</text:p>
        </text:list-item>
        <text:list-item>
          <text:p text:style-name="P346">BR249095781840Z</text:p>
        </text:list-item>
        <text:list-item>
          <text:p text:style-name="P347">BR2425258880732</text:p>
        </text:list-item>
        <text:list-item>
          <text:p text:style-name="P348">BR241671848034T</text:p>
        </text:list-item>
        <text:list-item>
          <text:p text:style-name="P349">BR241833185501U</text:p>
        </text:list-item>
        <text:list-item>
          <text:p text:style-name="P350">BR2442023678684</text:p>
        </text:list-item>
        <text:list-item>
          <text:p text:style-name="P351">BR2413814649500</text:p>
        </text:list-item>
        <text:list-item>
          <text:p text:style-name="P352">BR2482925996891</text:p>
        </text:list-item>
        <text:list-item>
          <text:p text:style-name="P353">BR242074301145M</text:p>
        </text:list-item>
        <text:list-item>
          <text:p text:style-name="P354">BR2412409247157</text:p>
        </text:list-item>
        <text:list-item>
          <text:p text:style-name="P355">BR241453162719N</text:p>
        </text:list-item>
        <text:list-item>
          <text:p text:style-name="P356">BR247133145114L</text:p>
        </text:list-item>
        <text:list-item>
          <text:p text:style-name="P357">BR2457331534042</text:p>
        </text:list-item>
        <text:list-item>
          <text:p text:style-name="P358">BR243955730420F</text:p>
        </text:list-item>
        <text:list-item>
          <text:p text:style-name="P359">BR246192947152K</text:p>
        </text:list-item>
        <text:list-item>
          <text:p text:style-name="P360">BR241193549808D</text:p>
        </text:list-item>
        <text:list-item>
          <text:p text:style-name="P361">BR243111516895A</text:p>
        </text:list-item>
        <text:list-item>
          <text:p text:style-name="P362">BR240269887211X</text:p>
        </text:list-item>
        <text:list-item>
          <text:p text:style-name="P363">BR2444014474249</text:p>
        </text:list-item>
        <text:list-item>
          <text:p text:style-name="P364">BR2404780596817</text:p>
        </text:list-item>
        <text:list-item>
          <text:p text:style-name="P365">BR247554842130L</text:p>
        </text:list-item>
        <text:list-item>
          <text:p text:style-name="P366">BR247880777226Y</text:p>
        </text:list-item>
        <text:list-item>
          <text:p text:style-name="P367">BR2445919221261</text:p>
        </text:list-item>
        <text:list-item>
          <text:p text:style-name="P368">BR242737117492R</text:p>
        </text:list-item>
        <text:list-item>
          <text:p text:style-name="P369">BR240619779071T</text:p>
        </text:list-item>
        <text:list-item>
          <text:p text:style-name="P370">BR240429371625F</text:p>
        </text:list-item>
        <text:list-item>
          <text:p text:style-name="P371">BR241957095211A</text:p>
        </text:list-item>
        <text:list-item>
          <text:p text:style-name="P372">BR243052858614C</text:p>
        </text:list-item>
        <text:list-item>
          <text:p text:style-name="P373">BR244444390600O</text:p>
        </text:list-item>
        <text:list-item>
          <text:p text:style-name="P374">BR242850992190H</text:p>
        </text:list-item>
        <text:list-item>
          <text:p text:style-name="P375">BR244060925627L</text:p>
        </text:list-item>
        <text:list-item>
          <text:p text:style-name="P376">BR240867081321D</text:p>
        </text:list-item>
        <text:list-item>
          <text:p text:style-name="P377">BR245705219322I</text:p>
        </text:list-item>
        <text:list-item>
          <text:p text:style-name="P378">BR240515346874R</text:p>
        </text:list-item>
        <text:list-item>
          <text:p text:style-name="P379">BR245180711179Q</text:p>
        </text:list-item>
        <text:list-item>
          <text:p text:style-name="P380">BR2475324251299</text:p>
        </text:list-item>
        <text:list-item>
          <text:p text:style-name="P381">BR244912247577F</text:p>
        </text:list-item>
        <text:list-item>
          <text:p text:style-name="P382">BR241140474943K</text:p>
        </text:list-item>
        <text:list-item>
          <text:p text:style-name="P383">BR2461664161656</text:p>
        </text:list-item>
        <text:list-item>
          <text:p text:style-name="P384">BR247536092873Y</text:p>
        </text:list-item>
        <text:list-item>
          <text:p text:style-name="P385">BR245886257061W</text:p>
        </text:list-item>
        <text:list-item>
          <text:p text:style-name="P386">BR2453460171836</text:p>
        </text:list-item>
        <text:list-item>
          <text:p text:style-name="P387">BR249024517166Q</text:p>
        </text:list-item>
        <text:list-item>
          <text:p text:style-name="P388">BR242655569615Y</text:p>
        </text:list-item>
        <text:list-item>
          <text:p text:style-name="P389">BR242569736092E</text:p>
        </text:list-item>
        <text:list-item>
          <text:p text:style-name="P390">BR247664567140K</text:p>
        </text:list-item>
        <text:list-item>
          <text:p text:style-name="P391">BR247498684266R</text:p>
        </text:list-item>
        <text:list-item>
          <text:p text:style-name="P392">BR243498146588F</text:p>
        </text:list-item>
        <text:list-item>
          <text:p text:style-name="P393">BR249817105459L</text:p>
        </text:list-item>
        <text:list-item>
          <text:p text:style-name="P394">BR2452204361053</text:p>
        </text:list-item>
        <text:list-item>
          <text:p text:style-name="P395">BR2400056783206</text:p>
        </text:list-item>
        <text:list-item>
          <text:p text:style-name="P396">BR243410853079X</text:p>
        </text:list-item>
        <text:list-item>
          <text:p text:style-name="P397">BR246922621231G</text:p>
        </text:list-item>
        <text:list-item>
          <text:p text:style-name="P398">BR245125544491Q</text:p>
        </text:list-item>
        <text:list-item>
          <text:p text:style-name="P399">BR244069088875E</text:p>
        </text:list-item>
        <text:list-item>
          <text:p text:style-name="P400">BR246886642312H</text:p>
        </text:list-item>
        <text:list-item>
          <text:p text:style-name="P401">BR245811234145R</text:p>
        </text:list-item>
        <text:list-item>
          <text:p text:style-name="P402">BR246252577260I</text:p>
        </text:list-item>
        <text:list-item>
          <text:p text:style-name="P403">BR241464350658O</text:p>
        </text:list-item>
        <text:list-item>
          <text:p text:style-name="P404">BR244853779387U</text:p>
        </text:list-item>
        <text:list-item>
          <text:p text:style-name="P405">BR246056791045G</text:p>
        </text:list-item>
        <text:list-item>
          <text:p text:style-name="P406">BR2414628188272</text:p>
        </text:list-item>
        <text:list-item>
          <text:p text:style-name="P407">BR242995968826I</text:p>
        </text:list-item>
        <text:list-item>
          <text:p text:style-name="P408">BR243690245689A</text:p>
        </text:list-item>
        <text:list-item>
          <text:p text:style-name="P409">BR246183483321M</text:p>
        </text:list-item>
        <text:list-item>
          <text:p text:style-name="P410">BR244800487319N</text:p>
        </text:list-item>
        <text:list-item>
          <text:p text:style-name="P411">BR242917725639G</text:p>
        </text:list-item>
        <text:list-item>
          <text:p text:style-name="P412">BR241993023569R</text:p>
        </text:list-item>
        <text:list-item>
          <text:p text:style-name="P413">BR246062973549R</text:p>
        </text:list-item>
        <text:list-item>
          <text:p text:style-name="P414">BR248806049145Q</text:p>
        </text:list-item>
        <text:list-item>
          <text:p text:style-name="P415">BR241117066753M</text:p>
        </text:list-item>
        <text:list-item>
          <text:p text:style-name="P416">BR243486662195Q</text:p>
        </text:list-item>
        <text:list-item>
          <text:p text:style-name="P417">BR243896976526M</text:p>
        </text:list-item>
        <text:list-item>
          <text:p text:style-name="P418">BR246306646277W</text:p>
        </text:list-item>
        <text:list-item>
          <text:p text:style-name="P419">BR241345625729S</text:p>
        </text:list-item>
        <text:list-item>
          <text:p text:style-name="P420">BR243114217212F</text:p>
        </text:list-item>
        <text:list-item>
          <text:p text:style-name="P421">BR240281392289Q</text:p>
        </text:list-item>
        <text:list-item>
          <text:p text:style-name="P422">BR245620386952B</text:p>
        </text:list-item>
        <text:list-item>
          <text:p text:style-name="P423">BR248290385023A</text:p>
        </text:list-item>
        <text:list-item>
          <text:p text:style-name="P424">BR241406919478U</text:p>
        </text:list-item>
        <text:list-item>
          <text:p text:style-name="P425">BR246338659323A</text:p>
        </text:list-item>
        <text:list-item>
          <text:p text:style-name="P426">BR246112090386Y</text:p>
        </text:list-item>
        <text:list-item>
          <text:p text:style-name="P427">BR240763209297C</text:p>
        </text:list-item>
        <text:list-item>
          <text:p text:style-name="P428">BR241076998213J</text:p>
        </text:list-item>
        <text:list-item>
          <text:p text:style-name="P429">BR2488080055810</text:p>
        </text:list-item>
        <text:list-item>
          <text:p text:style-name="P430">BR243750563454F</text:p>
        </text:list-item>
        <text:list-item>
          <text:p text:style-name="P431">BR242391892776T</text:p>
        </text:list-item>
        <text:list-item>
          <text:p text:style-name="P432">BR243767745644E</text:p>
        </text:list-item>
        <text:list-item>
          <text:p text:style-name="P433">BR240492573094C</text:p>
        </text:list-item>
        <text:list-item>
          <text:p text:style-name="P434">BR245657173226T</text:p>
        </text:list-item>
        <text:list-item>
          <text:p text:style-name="P435">BR247200723500P</text:p>
        </text:list-item>
        <text:list-item>
          <text:p text:style-name="P436">BR243941514886O</text:p>
        </text:list-item>
        <text:list-item>
          <text:p text:style-name="P437">BR242968414039R</text:p>
        </text:list-item>
        <text:list-item>
          <text:p text:style-name="P438">BR240819882479E</text:p>
        </text:list-item>
        <text:list-item>
          <text:p text:style-name="P439">BR248101148406M</text:p>
        </text:list-item>
        <text:list-item>
          <text:p text:style-name="P440">BR246013946947W</text:p>
        </text:list-item>
        <text:list-item>
          <text:p text:style-name="P441">BR244783232459O</text:p>
        </text:list-item>
        <text:list-item>
          <text:p text:style-name="P442">BR246926465467S</text:p>
        </text:list-item>
        <text:list-item>
          <text:p text:style-name="P443">BR243665099247D</text:p>
        </text:list-item>
        <text:list-item>
          <text:p text:style-name="P444">BR240552740085P</text:p>
        </text:list-item>
        <text:list-item>
          <text:p text:style-name="P445">BR243559374433E</text:p>
        </text:list-item>
        <text:list-item>
          <text:p text:style-name="P446">BR246855175314A</text:p>
        </text:list-item>
        <text:list-item>
          <text:p text:style-name="P447">BR248143331577P</text:p>
        </text:list-item>
        <text:list-item>
          <text:p text:style-name="P448">BR249575834240F</text:p>
        </text:list-item>
        <text:list-item>
          <text:p text:style-name="P449">BR2444700777574</text:p>
        </text:list-item>
        <text:list-item>
          <text:p text:style-name="P450">BR248085256674U</text:p>
        </text:list-item>
        <text:list-item>
          <text:p text:style-name="P451">BR241073865196C</text:p>
        </text:list-item>
        <text:list-item>
          <text:p text:style-name="P452">BR2492473502139</text:p>
        </text:list-item>
        <text:list-item>
          <text:p text:style-name="P453">BR246234813491A</text:p>
        </text:list-item>
        <text:list-item>
          <text:p text:style-name="P454">BR244795423874I</text:p>
        </text:list-item>
        <text:list-item>
          <text:p text:style-name="P455">BR2408505879305</text:p>
        </text:list-item>
        <text:list-item>
          <text:p text:style-name="P456">BR243377786075L</text:p>
        </text:list-item>
        <text:list-item>
          <text:p text:style-name="P457">BR2462842779640</text:p>
        </text:list-item>
        <text:list-item>
          <text:p text:style-name="P458">BR2400646619584</text:p>
        </text:list-item>
        <text:list-item>
          <text:p text:style-name="P459">BR247940431421G</text:p>
        </text:list-item>
        <text:list-item>
          <text:p text:style-name="P460">BR240704280975H</text:p>
        </text:list-item>
        <text:list-item>
          <text:p text:style-name="P461">BR248971963881V</text:p>
        </text:list-item>
        <text:list-item>
          <text:p text:style-name="P462">BR2471252058543</text:p>
        </text:list-item>
        <text:list-item>
          <text:p text:style-name="P463">BR245802976745D</text:p>
        </text:list-item>
        <text:list-item>
          <text:p text:style-name="P464">BR245286741110A</text:p>
        </text:list-item>
        <text:list-item>
          <text:p text:style-name="P465">BR242139451932Q</text:p>
        </text:list-item>
        <text:list-item>
          <text:p text:style-name="P466">BR248311427861T</text:p>
        </text:list-item>
        <text:list-item>
          <text:p text:style-name="P467">BR249160873347M</text:p>
        </text:list-item>
        <text:list-item>
          <text:p text:style-name="P468">BR246063168976R</text:p>
        </text:list-item>
        <text:list-item>
          <text:p text:style-name="P469">BR246370681206P</text:p>
        </text:list-item>
        <text:list-item>
          <text:p text:style-name="P470">BR248142395305T</text:p>
        </text:list-item>
        <text:list-item>
          <text:p text:style-name="P471">BR245603877487R</text:p>
        </text:list-item>
        <text:list-item>
          <text:p text:style-name="P472">BR2459755670911</text:p>
        </text:list-item>
        <text:list-item>
          <text:p text:style-name="P473">BR240864660573W</text:p>
        </text:list-item>
        <text:list-item>
          <text:p text:style-name="P474">BR2446114654289</text:p>
        </text:list-item>
        <text:list-item>
          <text:p text:style-name="P475">BR242620428296P</text:p>
        </text:list-item>
        <text:list-item>
          <text:p text:style-name="P476">BR244985577902A</text:p>
        </text:list-item>
        <text:list-item>
          <text:p text:style-name="P477">BR246165137730Z</text:p>
        </text:list-item>
        <text:list-item>
          <text:p text:style-name="P478">BR248457197545T</text:p>
        </text:list-item>
        <text:list-item>
          <text:p text:style-name="P479">BR2422636065616</text:p>
        </text:list-item>
        <text:list-item>
          <text:p text:style-name="P480">BR241451426514O</text:p>
        </text:list-item>
        <text:list-item>
          <text:p text:style-name="P481">BR245252147111O</text:p>
        </text:list-item>
        <text:list-item>
          <text:p text:style-name="P482">BR245493105057N</text:p>
        </text:list-item>
        <text:list-item>
          <text:p text:style-name="P483">BR2470828948372</text:p>
        </text:list-item>
        <text:list-item>
          <text:p text:style-name="P484">BR244114434338I</text:p>
        </text:list-item>
        <text:list-item>
          <text:p text:style-name="P485">BR242779262908O</text:p>
        </text:list-item>
        <text:list-item>
          <text:p text:style-name="P486">BR2485211342498</text:p>
        </text:list-item>
        <text:list-item>
          <text:p text:style-name="P487">BR243019777755E</text:p>
        </text:list-item>
        <text:list-item>
          <text:p text:style-name="P488">BR243898713863D</text:p>
        </text:list-item>
        <text:list-item>
          <text:p text:style-name="P489">BR245107952329S</text:p>
        </text:list-item>
        <text:list-item>
          <text:p text:style-name="P490">BR244786390105F</text:p>
        </text:list-item>
        <text:list-item>
          <text:p text:style-name="P491">BR244892447795H</text:p>
        </text:list-item>
        <text:list-item>
          <text:p text:style-name="P492">BR245003926188L</text:p>
        </text:list-item>
        <text:list-item>
          <text:p text:style-name="P493">BR244152629893F</text:p>
        </text:list-item>
        <text:list-item>
          <text:p text:style-name="P494">BR240429142136B</text:p>
        </text:list-item>
        <text:list-item>
          <text:p text:style-name="P495">BR245581690522A</text:p>
        </text:list-item>
        <text:list-item>
          <text:p text:style-name="P496">BR247546943453K</text:p>
        </text:list-item>
        <text:list-item>
          <text:p text:style-name="P497">BR249918518893D</text:p>
        </text:list-item>
        <text:list-item>
          <text:p text:style-name="P498">BR241127303020G</text:p>
        </text:list-item>
        <text:list-item>
          <text:p text:style-name="P499">BR249103668382B</text:p>
        </text:list-item>
        <text:list-item>
          <text:p text:style-name="P500">BR243475941953C</text:p>
        </text:list-item>
        <text:list-item>
          <text:p text:style-name="P501">BR2433108536357</text:p>
        </text:list-item>
        <text:list-item>
          <text:p text:style-name="P502">BR247910495749E</text:p>
        </text:list-item>
        <text:list-item>
          <text:p text:style-name="P503">BR249038677701H</text:p>
        </text:list-item>
        <text:list-item>
          <text:p text:style-name="P504">BR243092001123M</text:p>
        </text:list-item>
        <text:list-item>
          <text:p text:style-name="P505">BR248211444132C</text:p>
        </text:list-item>
        <text:list-item>
          <text:p text:style-name="P506">BR243238218732A</text:p>
        </text:list-item>
        <text:list-item>
          <text:p text:style-name="P507">BR246053506030A</text:p>
        </text:list-item>
        <text:list-item>
          <text:p text:style-name="P508">BR248794929168C</text:p>
        </text:list-item>
        <text:list-item>
          <text:p text:style-name="P509">BR241839010790A</text:p>
        </text:list-item>
        <text:list-item>
          <text:p text:style-name="P510">BR247955668602I</text:p>
        </text:list-item>
        <text:list-item>
          <text:p text:style-name="P511">BR244881089619J</text:p>
        </text:list-item>
        <text:list-item>
          <text:p text:style-name="P512">BR244636814686P</text:p>
        </text:list-item>
        <text:list-item>
          <text:p text:style-name="P513">BR2499763494326</text:p>
        </text:list-item>
        <text:list-item>
          <text:p text:style-name="P514">BR243487216366B</text:p>
        </text:list-item>
        <text:list-item>
          <text:p text:style-name="P515">BR245811099296N</text:p>
        </text:list-item>
        <text:list-item>
          <text:p text:style-name="P516">BR2467855914982</text:p>
        </text:list-item>
        <text:list-item>
          <text:p text:style-name="P517">BR242183160385F</text:p>
        </text:list-item>
        <text:list-item>
          <text:p text:style-name="P518">BR249537668558B</text:p>
        </text:list-item>
        <text:list-item>
          <text:p text:style-name="P519">BR243282225740D</text:p>
        </text:list-item>
        <text:list-item>
          <text:p text:style-name="P520">BR249108391490K</text:p>
        </text:list-item>
        <text:list-item>
          <text:p text:style-name="P521">BR2432406878913</text:p>
        </text:list-item>
        <text:list-item>
          <text:p text:style-name="P522">BR244186185261P</text:p>
        </text:list-item>
        <text:list-item>
          <text:p text:style-name="P523">BR245737615542O</text:p>
        </text:list-item>
        <text:list-item>
          <text:p text:style-name="P524">BR240684417069C</text:p>
        </text:list-item>
        <text:list-item>
          <text:p text:style-name="P525">BR247369685646I</text:p>
        </text:list-item>
        <text:list-item>
          <text:p text:style-name="P526">BR247146988089N</text:p>
        </text:list-item>
        <text:list-item>
          <text:p text:style-name="P527">BR240880800387S</text:p>
        </text:list-item>
        <text:list-item>
          <text:p text:style-name="P528">BR244924615337I</text:p>
        </text:list-item>
        <text:list-item>
          <text:p text:style-name="P529">BR243235468597C</text:p>
        </text:list-item>
        <text:list-item>
          <text:p text:style-name="P530">BR241114651088I</text:p>
        </text:list-item>
        <text:list-item>
          <text:p text:style-name="P531">BR240503414204O</text:p>
        </text:list-item>
        <text:list-item>
          <text:p text:style-name="P532">BR249613831844B</text:p>
        </text:list-item>
        <text:list-item>
          <text:p text:style-name="P533">BR241330659745W</text:p>
        </text:list-item>
        <text:list-item>
          <text:p text:style-name="P534">BR2489578026866</text:p>
        </text:list-item>
        <text:list-item>
          <text:p text:style-name="P535">BR241667641213G</text:p>
        </text:list-item>
        <text:list-item>
          <text:p text:style-name="P536">BR248262163319J</text:p>
        </text:list-item>
        <text:list-item>
          <text:p text:style-name="P537">BR241760405745M</text:p>
        </text:list-item>
        <text:list-item>
          <text:p text:style-name="P538">BR2468173023449</text:p>
        </text:list-item>
        <text:list-item>
          <text:p text:style-name="P539">BR245945742247I</text:p>
        </text:list-item>
        <text:list-item>
          <text:p text:style-name="P540">BR241474348682F</text:p>
        </text:list-item>
        <text:list-item>
          <text:p text:style-name="P541">BR244542210717U</text:p>
        </text:list-item>
        <text:list-item>
          <text:p text:style-name="P542">BR240397845714K</text:p>
        </text:list-item>
        <text:list-item>
          <text:p text:style-name="P543">BR248074712541D</text:p>
        </text:list-item>
        <text:list-item>
          <text:p text:style-name="P544">BR243278635826L</text:p>
        </text:list-item>
        <text:list-item>
          <text:p text:style-name="P545">BR249431857240T</text:p>
        </text:list-item>
        <text:list-item>
          <text:p text:style-name="P546">BR2426181617875</text:p>
        </text:list-item>
        <text:list-item>
          <text:p text:style-name="P547">BR243260228322N</text:p>
        </text:list-item>
        <text:list-item>
          <text:p text:style-name="P548">BR243889374657B</text:p>
        </text:list-item>
        <text:list-item>
          <text:p text:style-name="P549">BR2433490618777</text:p>
        </text:list-item>
        <text:list-item>
          <text:p text:style-name="P550">BR245746097448U</text:p>
        </text:list-item>
        <text:list-item>
          <text:p text:style-name="P551">BR246162946317C</text:p>
        </text:list-item>
        <text:list-item>
          <text:p text:style-name="P552">BR2497280426927</text:p>
        </text:list-item>
        <text:list-item>
          <text:p text:style-name="P553">BR249526028443Q</text:p>
        </text:list-item>
        <text:list-item>
          <text:p text:style-name="P554">BR244456131978C</text:p>
        </text:list-item>
        <text:list-item>
          <text:p text:style-name="P555">BR246494131385A</text:p>
        </text:list-item>
        <text:list-item>
          <text:p text:style-name="P556">BR2438640696467</text:p>
        </text:list-item>
        <text:list-item>
          <text:p text:style-name="P557">BR247899582168S</text:p>
        </text:list-item>
        <text:list-item>
          <text:p text:style-name="P558">BR249954519657D</text:p>
        </text:list-item>
        <text:list-item>
          <text:p text:style-name="P559">BR246599167938E</text:p>
        </text:list-item>
        <text:list-item>
          <text:p text:style-name="P560">BR245887808496D</text:p>
        </text:list-item>
        <text:list-item>
          <text:p text:style-name="P561">BR244399968747R</text:p>
        </text:list-item>
        <text:list-item>
          <text:p text:style-name="P562">BR2472562595985</text:p>
        </text:list-item>
        <text:list-item>
          <text:p text:style-name="P563">BR248513256155I</text:p>
        </text:list-item>
        <text:list-item>
          <text:p text:style-name="P564">BR244875718561U</text:p>
        </text:list-item>
        <text:list-item>
          <text:p text:style-name="P565">BR240045125290E</text:p>
        </text:list-item>
        <text:list-item>
          <text:p text:style-name="P566">BR2492250040059</text:p>
        </text:list-item>
        <text:list-item>
          <text:p text:style-name="P567">BR247435287574C</text:p>
        </text:list-item>
        <text:list-item>
          <text:p text:style-name="P568">BR245722215435E</text:p>
        </text:list-item>
        <text:list-item>
          <text:p text:style-name="P569">BR246953314469T</text:p>
        </text:list-item>
        <text:list-item>
          <text:p text:style-name="P570">BR243456236302P</text:p>
        </text:list-item>
        <text:list-item>
          <text:p text:style-name="P571">BR242566235257O</text:p>
        </text:list-item>
        <text:list-item>
          <text:p text:style-name="P572">BR240842315744J</text:p>
        </text:list-item>
        <text:list-item>
          <text:p text:style-name="P573">BR246414565570G</text:p>
        </text:list-item>
        <text:list-item>
          <text:p text:style-name="P574">BR248106599018G</text:p>
        </text:list-item>
        <text:list-item>
          <text:p text:style-name="P575">BR2429930271617</text:p>
        </text:list-item>
        <text:list-item>
          <text:p text:style-name="P576">BR246892613650B</text:p>
        </text:list-item>
        <text:list-item>
          <text:p text:style-name="P577">BR241810296660E</text:p>
        </text:list-item>
        <text:list-item>
          <text:p text:style-name="P578">BR2409755203178</text:p>
        </text:list-item>
        <text:list-item>
          <text:p text:style-name="P579">BR240527104873I</text:p>
        </text:list-item>
        <text:list-item>
          <text:p text:style-name="P580">BR240444296849G</text:p>
        </text:list-item>
        <text:list-item>
          <text:p text:style-name="P581">BR2448085487959</text:p>
        </text:list-item>
        <text:list-item>
          <text:p text:style-name="P582">BR240584925257H</text:p>
        </text:list-item>
        <text:list-item>
          <text:p text:style-name="P583">BR241204423146B</text:p>
        </text:list-item>
        <text:list-item>
          <text:p text:style-name="P584">BR245873144831H</text:p>
        </text:list-item>
        <text:list-item>
          <text:p text:style-name="P585">BR2404824800255</text:p>
        </text:list-item>
        <text:list-item>
          <text:p text:style-name="P586">BR242249000037I</text:p>
        </text:list-item>
        <text:list-item>
          <text:p text:style-name="P587">BR246296519063J</text:p>
        </text:list-item>
        <text:list-item>
          <text:p text:style-name="P588">BR244960930856E</text:p>
        </text:list-item>
        <text:list-item>
          <text:p text:style-name="P589">BR249296630929R</text:p>
        </text:list-item>
        <text:list-item>
          <text:p text:style-name="P590">BR247174949326O</text:p>
        </text:list-item>
        <text:list-item>
          <text:p text:style-name="P591">BR248147971947X</text:p>
        </text:list-item>
        <text:list-item>
          <text:p text:style-name="P592">BR247614571788P</text:p>
        </text:list-item>
        <text:list-item>
          <text:p text:style-name="P593">BR247913161498P</text:p>
        </text:list-item>
        <text:list-item>
          <text:p text:style-name="P594">BR243722607317V</text:p>
        </text:list-item>
        <text:list-item>
          <text:p text:style-name="P595">BR243898334856E</text:p>
        </text:list-item>
        <text:list-item>
          <text:p text:style-name="P596">BR246898082178V</text:p>
        </text:list-item>
        <text:list-item>
          <text:p text:style-name="P597">BR244956847826Q</text:p>
        </text:list-item>
        <text:list-item>
          <text:p text:style-name="P598">BR245380096755F</text:p>
        </text:list-item>
        <text:list-item>
          <text:p text:style-name="P599">BR242569031167M</text:p>
        </text:list-item>
        <text:list-item>
          <text:p text:style-name="P600">BR244439193974W</text:p>
        </text:list-item>
        <text:list-item>
          <text:p text:style-name="P601">BR246843175549L</text:p>
        </text:list-item>
        <text:list-item>
          <text:p text:style-name="P602">BR247384441207F</text:p>
        </text:list-item>
        <text:list-item>
          <text:p text:style-name="P603">BR246862758883Z</text:p>
        </text:list-item>
        <text:list-item>
          <text:p text:style-name="P604">BR240389512605B</text:p>
        </text:list-item>
        <text:list-item>
          <text:p text:style-name="P605">BR2495884404033</text:p>
        </text:list-item>
        <text:list-item>
          <text:p text:style-name="P606">BR240776149165F</text:p>
        </text:list-item>
        <text:list-item>
          <text:p text:style-name="P607">BR241585967414R</text:p>
        </text:list-item>
        <text:list-item>
          <text:p text:style-name="P608">BR244336756716V</text:p>
        </text:list-item>
        <text:list-item>
          <text:p text:style-name="P609">BR247496200427Q</text:p>
        </text:list-item>
        <text:list-item>
          <text:p text:style-name="P610">BR2480803077189</text:p>
        </text:list-item>
        <text:list-item>
          <text:p text:style-name="P611">BR248085749705V</text:p>
        </text:list-item>
        <text:list-item>
          <text:p text:style-name="P612">BR241316668767L</text:p>
        </text:list-item>
        <text:list-item>
          <text:p text:style-name="P613">BR243234394058X</text:p>
        </text:list-item>
        <text:list-item>
          <text:p text:style-name="P614">BR248727694987G</text:p>
        </text:list-item>
        <text:list-item>
          <text:p text:style-name="P615">BR245488508870K</text:p>
        </text:list-item>
        <text:list-item>
          <text:p text:style-name="P616">BR241049344924V</text:p>
        </text:list-item>
        <text:list-item>
          <text:p text:style-name="P617">BR240830097015E</text:p>
        </text:list-item>
        <text:list-item>
          <text:p text:style-name="P618">BR240421480251U</text:p>
        </text:list-item>
        <text:list-item>
          <text:p text:style-name="P619">BR241494883180H</text:p>
        </text:list-item>
        <text:list-item>
          <text:p text:style-name="P620">BR242022157294H</text:p>
        </text:list-item>
        <text:list-item>
          <text:p text:style-name="P621">BR241811752029Q</text:p>
        </text:list-item>
        <text:list-item>
          <text:p text:style-name="P622">BR242939354258T</text:p>
        </text:list-item>
        <text:list-item>
          <text:p text:style-name="P623">BR242554813860W</text:p>
        </text:list-item>
        <text:list-item>
          <text:p text:style-name="P624">BR244102979472C</text:p>
        </text:list-item>
        <text:list-item>
          <text:p text:style-name="P625">BR243177122997M</text:p>
        </text:list-item>
        <text:list-item>
          <text:p text:style-name="P626">BR245124908033U</text:p>
        </text:list-item>
        <text:list-item>
          <text:p text:style-name="P627">BR245922314745I</text:p>
        </text:list-item>
        <text:list-item>
          <text:p text:style-name="P628">BR248580460465S</text:p>
        </text:list-item>
        <text:list-item>
          <text:p text:style-name="P629">BR246330241201B</text:p>
        </text:list-item>
        <text:list-item>
          <text:p text:style-name="P630">BR246370704488R</text:p>
        </text:list-item>
        <text:list-item>
          <text:p text:style-name="P631">BR246980998871G</text:p>
        </text:list-item>
        <text:list-item>
          <text:p text:style-name="P632">BR242575654951O</text:p>
        </text:list-item>
        <text:list-item>
          <text:p text:style-name="P633">BR242702437496D</text:p>
        </text:list-item>
        <text:list-item>
          <text:p text:style-name="P634">BR242146970598I</text:p>
        </text:list-item>
        <text:list-item>
          <text:p text:style-name="P635">BR245955293960S</text:p>
        </text:list-item>
        <text:list-item>
          <text:p text:style-name="P636">BR245709133758D</text:p>
        </text:list-item>
        <text:list-item>
          <text:p text:style-name="P637">BR2444095239257</text:p>
        </text:list-item>
        <text:list-item>
          <text:p text:style-name="P638">BR246856871073H</text:p>
        </text:list-item>
        <text:list-item>
          <text:p text:style-name="P639">BR2468271789845</text:p>
        </text:list-item>
        <text:list-item>
          <text:p text:style-name="P640">BR249154126154K</text:p>
        </text:list-item>
        <text:list-item>
          <text:p text:style-name="P641">BR242632444739L</text:p>
        </text:list-item>
        <text:list-item>
          <text:p text:style-name="P642">BR243613926210Q</text:p>
        </text:list-item>
        <text:list-item>
          <text:p text:style-name="P643">BR247761723703L</text:p>
        </text:list-item>
        <text:list-item>
          <text:p text:style-name="P644">BR242747698926R</text:p>
        </text:list-item>
        <text:list-item>
          <text:p text:style-name="P645">BR242537947434N</text:p>
        </text:list-item>
        <text:list-item>
          <text:p text:style-name="P646">BR248102065284N</text:p>
        </text:list-item>
        <text:list-item>
          <text:p text:style-name="P647">BR247934443657O</text:p>
        </text:list-item>
        <text:list-item>
          <text:p text:style-name="P648">BR248707797715Z</text:p>
        </text:list-item>
        <text:list-item>
          <text:p text:style-name="P649">BR247073643600J</text:p>
        </text:list-item>
        <text:list-item>
          <text:p text:style-name="P650">BR245069845904O</text:p>
        </text:list-item>
        <text:list-item>
          <text:p text:style-name="P651">BR2452938908645</text:p>
        </text:list-item>
        <text:list-item>
          <text:p text:style-name="P652">BR244453565364C</text:p>
        </text:list-item>
        <text:list-item>
          <text:p text:style-name="P653">BR243288320817D</text:p>
        </text:list-item>
        <text:list-item>
          <text:p text:style-name="P654">BR244438705248F</text:p>
        </text:list-item>
        <text:list-item>
          <text:p text:style-name="P655">BR249683247508C</text:p>
        </text:list-item>
        <text:list-item>
          <text:p text:style-name="P656">BR243158625135Q</text:p>
        </text:list-item>
        <text:list-item>
          <text:p text:style-name="P657">BR249851446396Q</text:p>
        </text:list-item>
        <text:list-item>
          <text:p text:style-name="P658">BR247324815332V</text:p>
        </text:list-item>
        <text:list-item>
          <text:p text:style-name="P659">BR248112084492F</text:p>
        </text:list-item>
        <text:list-item>
          <text:p text:style-name="P660">BR241802001594E</text:p>
        </text:list-item>
        <text:list-item>
          <text:p text:style-name="P661">BR243621204374I</text:p>
        </text:list-item>
        <text:list-item>
          <text:p text:style-name="P662">BR2435352906009</text:p>
        </text:list-item>
        <text:list-item>
          <text:p text:style-name="P663">BR249177747226L</text:p>
        </text:list-item>
        <text:list-item>
          <text:p text:style-name="P664">BR2498924709007</text:p>
        </text:list-item>
        <text:list-item>
          <text:p text:style-name="P665">BR2496917639656</text:p>
        </text:list-item>
        <text:list-item>
          <text:p text:style-name="P666">BR2400710672922</text:p>
        </text:list-item>
        <text:list-item>
          <text:p text:style-name="P667">BR246733640154S</text:p>
        </text:list-item>
        <text:list-item>
          <text:p text:style-name="P668">BR2420840615707</text:p>
        </text:list-item>
        <text:list-item>
          <text:p text:style-name="P669">BR240590593283D</text:p>
        </text:list-item>
        <text:list-item>
          <text:p text:style-name="P670">BR247245553758P</text:p>
        </text:list-item>
        <text:list-item>
          <text:p text:style-name="P671">BR2479525415235</text:p>
        </text:list-item>
        <text:list-item>
          <text:p text:style-name="P672">BR240241996963Y</text:p>
        </text:list-item>
        <text:list-item>
          <text:p text:style-name="P673">BR2400781559230</text:p>
        </text:list-item>
        <text:list-item>
          <text:p text:style-name="P674">BR249804064422Z</text:p>
        </text:list-item>
        <text:list-item>
          <text:p text:style-name="P675">BR249145257952O</text:p>
        </text:list-item>
        <text:list-item>
          <text:p text:style-name="P676">BR249557943682N</text:p>
        </text:list-item>
        <text:list-item>
          <text:p text:style-name="P677">BR242755974933L</text:p>
        </text:list-item>
        <text:list-item>
          <text:p text:style-name="P678">BR247785429828A</text:p>
        </text:list-item>
        <text:list-item>
          <text:p text:style-name="P679">BR244270735093Q</text:p>
        </text:list-item>
        <text:list-item>
          <text:p text:style-name="P680">BR243727851994T</text:p>
        </text:list-item>
        <text:list-item>
          <text:p text:style-name="P681">BR242115178107C</text:p>
        </text:list-item>
        <text:list-item>
          <text:p text:style-name="P682">BR249180513050A</text:p>
        </text:list-item>
        <text:list-item>
          <text:p text:style-name="P683">BR2452891850668</text:p>
        </text:list-item>
        <text:list-item>
          <text:p text:style-name="P684">BR240645513186P</text:p>
        </text:list-item>
        <text:list-item>
          <text:p text:style-name="P685">BR240796723693U</text:p>
        </text:list-item>
        <text:list-item>
          <text:p text:style-name="P686">BR245795883207J</text:p>
        </text:list-item>
        <text:list-item>
          <text:p text:style-name="P687">BR247647869867G</text:p>
        </text:list-item>
        <text:list-item>
          <text:p text:style-name="P688">BR2408364778158</text:p>
        </text:list-item>
        <text:list-item>
          <text:p text:style-name="P689">BR2444639628088</text:p>
        </text:list-item>
        <text:list-item>
          <text:p text:style-name="P690">BR240637663040F</text:p>
        </text:list-item>
        <text:list-item>
          <text:p text:style-name="P691">BR240679730429C</text:p>
        </text:list-item>
        <text:list-item>
          <text:p text:style-name="P692">BR244191704562P</text:p>
        </text:list-item>
        <text:list-item>
          <text:p text:style-name="P693">BR248356231787R</text:p>
        </text:list-item>
        <text:list-item>
          <text:p text:style-name="P694">BR242765733672G</text:p>
        </text:list-item>
        <text:list-item>
          <text:p text:style-name="P695">BR243463226766P</text:p>
        </text:list-item>
        <text:list-item>
          <text:p text:style-name="P696">BR242310193690S</text:p>
        </text:list-item>
        <text:list-item>
          <text:p text:style-name="P697">BR246507541659E</text:p>
        </text:list-item>
        <text:list-item>
          <text:p text:style-name="P698">BR246146819298K</text:p>
        </text:list-item>
        <text:list-item>
          <text:p text:style-name="P699">BR2497844107094</text:p>
        </text:list-item>
        <text:list-item>
          <text:p text:style-name="P700">BR240182528158L</text:p>
        </text:list-item>
        <text:list-item>
          <text:p text:style-name="P701">BR241058419157H</text:p>
        </text:list-item>
        <text:list-item>
          <text:p text:style-name="P702">BR248321979558B</text:p>
        </text:list-item>
        <text:list-item>
          <text:p text:style-name="P703">BR240871382845E</text:p>
        </text:list-item>
        <text:list-item>
          <text:p text:style-name="P704">BR2414998980274</text:p>
        </text:list-item>
        <text:list-item>
          <text:p text:style-name="P705">BR243156088617L</text:p>
        </text:list-item>
        <text:list-item>
          <text:p text:style-name="P706">BR242420523843Q</text:p>
        </text:list-item>
        <text:list-item>
          <text:p text:style-name="P707">BR247315392474N</text:p>
        </text:list-item>
        <text:list-item>
          <text:p text:style-name="P708">BR245503434255G</text:p>
        </text:list-item>
        <text:list-item>
          <text:p text:style-name="P709">BR243856138903S</text:p>
        </text:list-item>
        <text:list-item>
          <text:p text:style-name="P710">BR2492600378167</text:p>
        </text:list-item>
        <text:list-item>
          <text:p text:style-name="P711">BR246606246542H</text:p>
        </text:list-item>
        <text:list-item>
          <text:p text:style-name="P712">BR244404821750F</text:p>
        </text:list-item>
        <text:list-item>
          <text:p text:style-name="P713">BR2400648248419</text:p>
        </text:list-item>
        <text:list-item>
          <text:p text:style-name="P714">BR242691650163S</text:p>
        </text:list-item>
        <text:list-item>
          <text:p text:style-name="P715">BR245778526122C</text:p>
        </text:list-item>
        <text:list-item>
          <text:p text:style-name="P716"><text:span text:style-name="T717">BR241363834735D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03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l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138<text:s/>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273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03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03T18:53:00Z</meta:creation-date>
    <dc:date>2024-07-03T18:53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2" meta:paragraph-count="13" meta:word-count="1027" meta:character-count="6563" meta:row-count="46" meta:non-whitespace-character-count="5549"/>
  </office:meta>
</office:document-meta>
</file>